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800000060EA2B01C1.jpg" manifest:media-type="image/jpeg"/>
  <manifest:file-entry manifest:full-path="Pictures/10000000000000BF000000BAF2C13A6D.jpg" manifest:media-type="image/jpeg"/>
  <manifest:file-entry manifest:full-path="Pictures/10000000000000BC0000010CF709C24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图片 3" draw:style-name="gr1" draw:text-style-name="P1" draw:layer="layout" svg:width="4.974cm" svg:height="7.091cm" svg:x="1.287cm" svg:y="1.124cm">
          <draw:image xlink:href="Pictures/10000000000000BC0000010CF709C241.jpg" xlink:type="simple" xlink:show="embed" xlink:actuate="onLoad">
            <text:p/>
          </draw:image>
        </draw:frame>
        <draw:frame draw:name="图片 6" draw:style-name="gr1" draw:text-style-name="P1" draw:layer="layout" svg:width="7.201cm" svg:height="7.012cm" svg:x="7.498cm" svg:y="1.203cm">
          <draw:image xlink:href="Pictures/10000000000000BF000000BAF2C13A6D.jpg" xlink:type="simple" xlink:show="embed" xlink:actuate="onLoad">
            <text:p/>
          </draw:image>
        </draw:frame>
        <draw:frame draw:name="图片 7" draw:style-name="gr1" draw:text-style-name="P1" draw:layer="layout" svg:width="8.616cm" svg:height="6.892cm" svg:x="15.899cm" svg:y="1.323cm">
          <draw:image xlink:href="Pictures/100000000000007800000060EA2B01C1.jpg" xlink:type="simple" xlink:show="embed" xlink:actuate="onLoad">
            <text:p/>
          </draw:image>
        </draw:frame>
        <draw:frame draw:style-name="gr2" draw:layer="layout" svg:width="5.37cm" svg:height="0.962cm" svg:x="0.927cm" svg:y="8.266cm">
          <draw:text-box>
            <text:p>J. Presper Eckert</text:p>
          </draw:text-box>
        </draw:frame>
        <draw:frame draw:style-name="gr2" draw:layer="layout" svg:width="4.409cm" svg:height="0.962cm" svg:x="8.998cm" svg:y="8.293cm">
          <draw:text-box>
            <text:p>John Mauchly</text:p>
          </draw:text-box>
        </draw:frame>
        <draw:frame draw:style-name="gr2" draw:text-style-name="P2" draw:layer="layout" svg:width="3.385cm" svg:height="1.673cm" svg:x="18.907cm" svg:y="8.193cm">
          <draw:text-box>
            <text:p text:style-name="P2">ENIAC</text:p>
            <text:p text:style-name="P2">1946-2-1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9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4:47:18.944006910</meta:creation-date>
    <dc:date>2016-03-13T14:51:33.561092294</dc:date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